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Ronald McDonald</text:h>
      <text:p text:style-name="Text_20_body">When Ronald McDonald takes off his striped shirt,<text:line-break/>his coveralls, his painted face: when he no longer looks<text:line-break/>like anyone or anything special, sitting next to women</text:p>
      <text:p text:style-name="Text_20_body">in bars or standing in the aisle at the grocery,<text:line-break/>is he no longer Ronald? Is he no longer happy to kick<text:line-break/>a soccer ball around with the kids in the park,</text:p>
      <text:p text:style-name="Text_20_body">is he suddenly unable to enjoy the french fries<text:line-break/>he gets for his fifty percent off? I'd like to think<text:line-break/>that he takes Ronald off like a shirt, hangs him</text:p>
      <text:p text:style-name="Text_20_body">in a closet where he breathes darkly in the musk.<text:line-break/>I'd like to believe that we are able to slough off selves<text:line-break/>like old skin and still retain some base self.</text:p>
      <text:p text:style-name="Text_20_body">Of course we all know this is not what happens.<text:line-break/>The Ronald leering at women drunkenly is the same who<text:line-break/>the next day kicks at a ball the size of a head.</text:p>
      <text:p text:style-name="Text_20_body">He is the same that hugs his children at night,<text:line-break/>who has sex with his wife on the weekends when they're<text:line-break/>not so tired to make it work, who smiles holding</text:p>
      <text:p text:style-name="Text_20_body">a basket of fries in front of a field. He cannot<text:line-break/>take off the facepaint or the yellow gloves. They are<text:line-break/>stuck to him like so many feathers with the tar</text:p>
      <text:p text:style-name="Text_20_body">of his everyday associations. His plight is that<text:line-break/>of everyone's---we are what we do who we a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onald McDonald</dc:title>
  </office:meta>
</office:document-meta>
</file>